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1.6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1.551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7" style:family="graphic" style:parent-style-name="standard">
      <style:graphic-properties svg:stroke-width="0.051cm" draw:marker-start-width="0.076cm" draw:marker-end-width="0.076cm" draw:fill-color="#ffffff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  <style:paragraph-properties style:writing-mode="lr-tb"/>
    </style:style>
    <style:style style:name="gr12" style:family="graphic" style:parent-style-name="objectwithoutfill">
      <style:graphic-properties draw:marker-start="Circle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2.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cm" svg:y1="1cm" svg:x2="9cm" svg:y2="18cm">
          <text:p/>
        </draw:line>
        <draw:frame draw:style-name="gr2" draw:text-style-name="P2" draw:layer="layout" svg:width="2.191cm" svg:height="1.45cm" svg:x="5cm" svg:y="1.05cm">
          <draw:text-box>
            <text:p><text:span text:style-name="T1">Stack</text:span></text:p>
          </draw:text-box>
        </draw:frame>
        <draw:frame draw:style-name="gr3" draw:text-style-name="P2" draw:layer="layout" svg:width="2.051cm" svg:height="1.45cm" svg:x="11.401cm" svg:y="1cm">
          <draw:text-box>
            <text:p><text:span text:style-name="T1">Heap</text:span></text:p>
          </draw:text-box>
        </draw:frame>
        <draw:custom-shape draw:style-name="gr4" draw:text-style-name="P3" draw:layer="layout" svg:width="3cm" svg:height="1.5cm" svg:x="4.6cm" svg:y="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0.5cm" svg:height="0.5cm" svg:x="5.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959cm" svg:height="0.962cm" svg:x="3.3cm" svg:y="4.3cm">
          <draw:text-box>
            <text:p>lc</text:p>
          </draw:text-box>
        </draw:frame>
        <draw:custom-shape draw:style-name="gr4" draw:text-style-name="P3" draw:layer="layout" svg:width="3cm" svg:height="1.5cm" svg:x="4.6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0.5cm" svg:height="0.5cm" svg:x="5.9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" draw:id="id2" draw:layer="layout" svg:width="5cm" svg:height="1.4cm" svg:x="10.1cm" svg:y="3.7cm">
          <text:p>LimitCoun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cm" svg:height="1.2cm" svg:x="10.1cm" svg:y="5.1cm">
          <text:p text:style-name="P6">_value:0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5.399cm" svg:height="1.4cm" svg:x="10.101cm" svg:y="11.8cm">
          <text:p text:style-name="P6">UnlimitedCounter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6.4cm" svg:y1="4.85cm" svg:x2="10.1cm" svg:y2="4.4cm" draw:start-shape="id1" draw:start-glue-point="10" draw:end-shape="id2" draw:end-glue-point="3" svg:d="M6400 4850l3700-450" svg:viewBox="0 0 3701 451">
          <text:p/>
        </draw:connector>
        <draw:connector draw:style-name="gr8" draw:text-style-name="P1" draw:layer="layout" draw:type="line" svg:x1="6.4cm" svg:y1="10.55cm" svg:x2="10.101cm" svg:y2="12.5cm" draw:start-shape="id3" draw:start-glue-point="10" draw:end-shape="id4" svg:d="M6400 10550l3701 1950" svg:viewBox="0 0 3702 1951">
          <text:p/>
        </draw:connector>
        <draw:custom-shape draw:style-name="gr7" draw:text-style-name="P3" draw:layer="layout" svg:width="5cm" svg:height="1.2cm" svg:x="10.1cm" svg:y="6.3cm">
          <text:p text:style-name="P6">_limit:1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4cm" svg:height="1.2cm" svg:x="10.1cm" svg:y="13.2cm">
          <text:p text:style-name="P6">_value: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5.4cm" svg:height="1.2cm" svg:x="10.1cm" svg:y="14.4cm">
          <text:p text:style-name="P6">_limit:0x7FFFFFF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71cm" svg:height="0.962cm" svg:x="3.301cm" svg:y="10cm">
          <draw:text-box>
            <text:p>uc</text:p>
          </draw:text-box>
        </draw:frame>
        <draw:custom-shape draw:style-name="gr7" draw:text-style-name="P3" draw:layer="layout" svg:width="6.2cm" svg:height="1.2cm" svg:x="17cm" svg:y="4.6cm">
          <text:p text:style-name="P6">&lt;&lt;get&gt;&gt;Limit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2cm" svg:height="1.2cm" svg:x="17cm" svg:y="5.8cm">
          <text:p text:style-name="P6">increment()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2cm" svg:height="1.2cm" svg:x="17cm" svg:y="7cm">
          <text:p text:style-name="P7">&lt;&lt;get&gt;&gt;Valu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2cm" svg:height="1.2cm" svg:x="17cm" svg:y="3.4cm">
          <text:p text:style-name="P6">&lt;&lt;get&gt;&gt;IsOv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1.2cm" svg:x="23.2cm" svg:y="4.6cm">
          <text:p text:style-name="P6">LimitCoun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1.2cm" svg:x="23.2cm" svg:y="5.8cm">
          <text:p text:style-name="P6">LimitCoun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1.2cm" svg:x="23.2cm" svg:y="7cm">
          <text:p text:style-name="P6">Coun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1.2cm" svg:x="23.2cm" svg:y="3.4cm">
          <text:p text:style-name="P6">LimitCoun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2cm" svg:height="1.2cm" svg:x="17cm" svg:y="12.6cm">
          <text:p text:style-name="P6">&lt;&lt;get&gt;&gt;Limit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2cm" svg:height="1.2cm" svg:x="17cm" svg:y="13.8cm">
          <text:p text:style-name="P6">Increment()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2cm" svg:height="1.2cm" svg:x="17cm" svg:y="15cm">
          <text:p text:style-name="P6">&lt;&lt;get&gt;&gt;Valu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2cm" svg:height="1.2cm" svg:x="17cm" svg:y="11.4cm">
          <text:p text:style-name="P6">&lt;&lt;get&gt;&gt;IsOv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1.2cm" svg:x="23.2cm" svg:y="12.6cm">
          <text:p text:style-name="P6">UnlimitedCoun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1.2cm" svg:x="23.2cm" svg:y="13.8cm">
          <text:p text:style-name="P6">LimitCoun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1.2cm" svg:x="23.2cm" svg:y="15cm">
          <text:p text:style-name="P6">Coun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cm" svg:height="1.2cm" svg:x="23.2cm" svg:y="11.4cm">
          <text:p text:style-name="P6">LimitCounter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826cm" svg:height="0.962cm" svg:x="18.7cm" svg:y="2.281cm">
          <draw:text-box>
            <text:p>Member</text:p>
          </draw:text-box>
        </draw:frame>
        <draw:frame draw:style-name="gr11" draw:text-style-name="P5" draw:layer="layout" svg:width="5.078cm" svg:height="0.962cm" svg:x="23.5cm" svg:y="2.281cm">
          <draw:text-box>
            <text:p>Source class</text:p>
          </draw:text-box>
        </draw:frame>
        <draw:line draw:style-name="gr12" draw:text-style-name="P1" draw:layer="layout" svg:x1="14.6cm" svg:y1="4cm" svg:x2="17cm" svg:y2="3.6cm">
          <text:p/>
        </draw:line>
        <draw:line draw:style-name="gr12" draw:text-style-name="P1" draw:layer="layout" svg:x1="15cm" svg:y1="12.1cm" svg:x2="17cm" svg:y2="11.6cm">
          <text:p/>
        </draw:line>
        <draw:line draw:style-name="gr1" draw:text-style-name="P1" draw:layer="layout" svg:x1="16.2cm" svg:y1="1cm" svg:x2="16.2cm" svg:y2="18cm">
          <text:p/>
        </draw:line>
        <draw:frame draw:style-name="gr13" draw:text-style-name="P2" draw:layer="layout" svg:width="2.89cm" svg:height="1.45cm" svg:x="16.202cm" svg:y="1cm">
          <draw:text-box>
            <text:p><text:span text:style-name="T1">VTables</text:span></text:p>
          </draw:text-box>
        </draw:frame>
        <draw:frame draw:style-name="gr10" draw:text-style-name="P5" draw:layer="layout" svg:width="2.826cm" svg:height="0.962cm" svg:x="18.7cm" svg:y="10.281cm">
          <draw:text-box>
            <text:p>Member</text:p>
          </draw:text-box>
        </draw:frame>
        <draw:frame draw:style-name="gr11" draw:text-style-name="P5" draw:layer="layout" svg:width="5.078cm" svg:height="0.962cm" svg:x="23.5cm" svg:y="10.281cm">
          <draw:text-box>
            <text:p>Source clas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2H17M2S</meta:editing-duration>
    <meta:editing-cycles>25</meta:editing-cycles>
    <meta:generator>LibreOffice/6.4.6.2$Linux_X86_64 LibreOffice_project/40$Build-2</meta:generator>
    <dc:date>2021-03-07T00:40:04.582998258</dc:date>
    <meta:document-statistic meta:object-count="41"/>
  </office:meta>
</office:document-meta>
</file>